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2.3181in" style:rel-column-width="21937*"/>
    </style:style>
    <style:style style:name="horizontallist.B" style:family="table-column">
      <style:table-column-properties style:column-width="4.6069in" style:rel-column-width="43598*"/>
    </style:style>
    <style:style style:name="Table1" style:family="table">
      <style:table-properties style:width="6.925in" table:align="margins"/>
    </style:style>
    <style:style style:name="Table1.A" style:family="table-column">
      <style:table-column-properties style:column-width="2.8778in" style:rel-column-width="27233*"/>
    </style:style>
    <style:style style:name="Table1.B" style:family="table-column">
      <style:table-column-properties style:column-width="4.0472in" style:rel-column-width="38302*"/>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9972in" style:rel-column-width="37827*"/>
    </style:style>
    <style:style style:name="Table3.B" style:family="table-column">
      <style:table-column-properties style:column-width="2.9278in" style:rel-column-width="2770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6" style:family="table">
      <style:table-properties style:width="6.925in" table:align="margins" fo:keep-with-next="alway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fo:font-weight="bold" style:font-weight-asian="bold" style:font-weight-complex="bold"/>
    </style:style>
    <style:style style:name="P5" style:family="paragraph" style:parent-style-name="text-body">
      <style:paragraph-properties fo:margin-left="0.4925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title">
      <style:paragraph-properties fo:break-before="page"/>
    </style:style>
    <style:style style:name="P8" style:family="paragraph" style:parent-style-name="text-body">
      <style:paragraph-properties fo:break-before="page"/>
    </style:style>
    <style:style style:name="P9" style:family="paragraph" style:parent-style-name="text-body" style:master-page-name="">
      <style:paragraph-properties fo:keep-together="always" style:page-number="auto" fo:keep-with-next="always"/>
    </style:style>
    <style:style style:name="P10" style:family="paragraph" style:parent-style-name="Text_20_body" style:list-style-name="L2"/>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ect1" style:list-style-name=""/>
    <style:style style:name="P20" style:family="paragraph" style:parent-style-name="sect1">
      <style:paragraph-properties fo:break-before="page"/>
    </style:style>
    <style:style style:name="P21" style:family="paragraph" style:parent-style-name="sect2" style:list-style-name=""/>
    <style:style style:name="P22" style:family="paragraph" style:parent-style-name="sect2">
      <style:paragraph-properties fo:break-before="page"/>
    </style:style>
    <style:style style:name="P23" style:family="paragraph" style:parent-style-name="sect3" style:list-style-name=""/>
    <style:style style:name="P24" style:family="paragraph" style:parent-style-name="sect3">
      <style:paragraph-properties fo:break-before="page"/>
    </style:style>
    <style:style style:name="P25" style:family="paragraph" style:parent-style-name="text-body" style:list-style-name="L2"/>
    <style:style style:name="P26" style:family="paragraph" style:parent-style-name="_2a__20_RA-Code" style:list-style-name="L2"/>
    <style:style style:name="P27" style:family="paragraph" style:parent-style-name="_2a__20_RA-Code" style:list-style-name="L5"/>
    <style:style style:name="P28" style:family="paragraph" style:parent-style-name="_2a__20_RA-Content" style:list-style-name="L2"/>
    <style:style style:name="P29" style:family="paragraph" style:parent-style-name="_2a__20_RA-Content" style:list-style-name="L3"/>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Dell Pilot Deployment Guide</text:p>
      <text:p text:style-name="cover-text"/>
      <text:h text:style-name="sect1" text:outline-level="1"><text:bookmark-start text:name="_configure_foreman_server"/>Configure Foreman Server<text:bookmark-end text:name="_configure_foreman_server"/></text:h>
      <text:p text:style-name="text-body">If the provisioning interface on the provisioned host is not the first interface returned in the puppet data, Foreman will overwrite the configuration in the database. This can cause issues later.</text:p>
      <text:p text:style-name="text-body">To prevent Foreman from changing the IP and MAC information to reflect the puppet data, change the <text:span text:style-name="_2a__20_RA-UI_20_Element">ignore_puppet_facts_for_provisioning</text:span> setting.</text:p>
      <text:list xml:id="list2687695319535552725" text:style-name="L1">
        <text:list-item>
          <text:p text:style-name="P11">Log into the Foreman user interface. </text:p>
        </text:list-item>
        <text:list-item>
          <text:p text:style-name="P11">Move the mouse over the <text:span text:style-name="_2a__20_RA-UI_20_Element">Administer</text:span> drop down menu on the right side of the interface. </text:p>
        </text:list-item>
        <text:list-item>
          <text:p text:style-name="P11">Select <text:span text:style-name="_2a__20_RA-UI_20_Element">Settings</text:span> from the menu. </text:p>
        </text:list-item>
        <text:list-item>
          <text:p text:style-name="P11">Select the <text:span text:style-name="_2a__20_RA-UI_20_Element">Provisioning</text:span> tab. </text:p>
        </text:list-item>
        <text:list-item>
          <text:p text:style-name="P11">Select <text:span text:style-name="_2a__20_RA-UI_20_Element">Value</text:span> for the <text:span text:style-name="_2a__20_RA-UI_20_Element">ignore_puppet_facts_for_provisioning</text:span> setting. </text:p>
          <text:list>
            <text:list-item>
              <text:p text:style-name="P11">Change this setting to <text:span text:style-name="_2a__20_RA-Variable_20_Data">true</text:span>. </text:p>
            </text:list-item>
          </text:list>
        </text:list-item>
      </text:list>
      <text:h text:style-name="sect2" text:outline-level="2"><text:bookmark-start text:name="_hammer_command_preparation"/>Hammer Command Preparation<text:bookmark-end text:name="_hammer_command_preparation"/></text:h>
      <text:p text:style-name="text-body">During the steps in this document, the hammer command is used to more easily perform the configurations. Usage of the hammer command requires identifiers for the various pieces of information stored within the Foreman server. This includes identifiers for the defined installation media, partitions, templates, hosts, as well as other items.</text:p>
      <text:p text:style-name="text-body">A checklist file, dell-pilot-checklist.pdf, is available to easily keep track of this information. Download and print the Dell Pilot Checklist from <text:a xlink:type="simple" xlink:href="https://wiki.opencrowbar.org/pages/viewpage.action?pageId=6326050" text:style-name="Internet_20_link" text:visited-style-name="Visited_20_Internet_20_Link">https://wiki.opencrowbar.org/pages/viewpage.action?pageId=6326050</text:a>.</text:p>
      <text:p text:style-name="text-body">Write the various information gathered and needed on the checklist for reference as needed.</text:p>
      <text:p text:style-name="text-body">Several steps in this document use files to configure the environment. These files are available in a TAR file called dell-pilot-deploy.tgz. This TAR fail is available from <text:a xlink:type="simple" xlink:href="https://wiki.opencrowbar.org/pages/viewpage.action?pageId=6326050" text:style-name="Internet_20_link" text:visited-style-name="Visited_20_Internet_20_Link">https://wiki.opencrowbar.org/pages/viewpage.action?pageId=6326050</text:a>.</text:p>
      <text:p text:style-name="text-body">Download the tar file and unzip it into the /root/pilot directory..</text:p>
      <text:p text:style-name="_2a__20_RA-Code"># mkdir /root/pilot<text:line-break/><text:line-break/># cd /root/pilot<text:line-break/><text:line-break/># tar xzvf /PATH/TO/FILE/dell-pilot-deploy.tgz</text:p>
      <text:p text:style-name="Text_20_body"/>
      <text:h text:style-name="P21" text:outline-level="2"/>
      <text:h text:style-name="P22" text:outline-level="2">Version Locking</text:h>
      <text:p text:style-name="text-body">Execute the following command to make the version locking files available during node provisioning:</text:p>
      <text:p text:style-name="_2a__20_RA-Code"># cp -r /root/poc/vlock_files /usr/share/foreman/public</text:p>
      <text:h text:style-name="sect2" text:outline-level="2"><text:bookmark-start text:name="_the_hammer_command"/>The hammer command<text:bookmark-end text:name="_the_hammer_command"/></text:h>
      <text:list xml:id="list4486228801703509711" text:style-name="L2">
        <text:list-item>
          <text:p text:style-name="P12">Install the packages that contain the <text:span text:style-name="_2a__20_RA-Software_20_Name">hammer</text:span> command. </text:p>
          <text:p text:style-name="P26"># yum -y install "*hammer*"</text:p>
          <text:p text:style-name="P25"/>
          <text:p text:style-name="P25">This should install the following packages:</text:p>
          <text:list>
            <text:list-item>
              <text:p text:style-name="P12"><text:span text:style-name="_2a__20_RA-Software_20_Name">rubygem-hammer_cli-doc-0.1.1-12.el6sat.noarch</text:span> </text:p>
            </text:list-item>
            <text:list-item>
              <text:p text:style-name="P12"><text:span text:style-name="_2a__20_RA-Software_20_Name">rubygem-hammer_cli-0.1.1-12.el6sat.noarch</text:span> </text:p>
            </text:list-item>
            <text:list-item>
              <text:p text:style-name="P12"><text:span text:style-name="_2a__20_RA-Software_20_Name">rubygem-hammer_cli_foreman-0.1.1-16.el6sat.noarch</text:span> </text:p>
            </text:list-item>
            <text:list-item>
              <text:p text:style-name="P12"><text:span text:style-name="_2a__20_RA-Software_20_Name">rubygem-hammer_cli_foreman-doc-0.1.1-16.el6sat.noarch</text:span> </text:p>
            </text:list-item>
          </text:list>
        </text:list-item>
        <text:list-item>
          <text:p text:style-name="P12">Configure the <text:span text:style-name="_2a__20_RA-Software_20_Name">hammer</text:span> command to display <text:span text:style-name="_2a__20_RA-Variable_20_Data">200</text:span> items per page. This just makes it easier to read everything. </text:p>
          <text:list>
            <text:list-item>
              <text:p text:style-name="P12">Replace the value for the <text:span text:style-name="_2a__20_RA-UI_20_Element">:per_page:</text:span> option in the <text:span text:style-name="_2a__20_RA-File">/etc/hammer/cli_config.yml</text:span> file. </text:p>
            </text:list-item>
          </text:list>
        </text:list-item>
        <text:list-item>
          <text:p text:style-name="P12">Configure the <text:span text:style-name="_2a__20_RA-Software_20_Name">hammer</text:span> command to not prompt for a username/password when connecting. </text:p>
          <text:list>
            <text:list-item>
              <text:p text:style-name="P12">Add the following to the beginning of the /etc/hammer/cli_config.yml file. Replace the name and password appropriately. </text:p>
              <text:p text:style-name="P28">:foreman:<text:line-break/> :username: 'admin'<text:line-break/> :password: 'changeme'</text:p>
            </text:list-item>
            <text:list-item>
              <text:p text:style-name="P10"/>
            </text:list-item>
          </text:list>
        </text:list-item>
      </text:list>
      <text:h text:style-name="sect2" text:outline-level="2"><text:bookmark-start text:name="_hammer_help"/>Hammer help<text:bookmark-end text:name="_hammer_help"/></text:h>
      <text:p text:style-name="text-body">The hammer command takes the <text:span text:style-name="_2a__20_RA-Software_20_Name">--help</text:span> option. This option can be used with most of its sub-commands as well. It is useful to see the various options that can be used.</text:p>
      <text:h text:style-name="sect2" text:outline-level="2"><text:bookmark-start text:name="_configure_the_installation_medium"/>Configure the Installation Medium<text:bookmark-end text:name="_configure_the_installation_medium"/></text:h>
      <text:p text:style-name="text-body">Configure the installation medium that will be used to provision the hosts.</text:p>
      <text:p text:style-name="text-body">Use the <text:span text:style-name="_2a__20_RA-Software_20_Name">hammer medium create</text:span> command to add the entry.</text:p>
      <text:p text:style-name="text-body">The command requires the <text:span text:style-name="_2a__20_RA-Software_20_Name">--name</text:span>, <text:span text:style-name="_2a__20_RA-Software_20_Name">--os-family</text:span> and <text:span text:style-name="_2a__20_RA-Software_20_Name">--path</text:span> options.</text:p>
      <text:p text:style-name="P5">The <text:span text:style-name="_2a__20_RA-Software_20_Name">name</text:span> option should specify a name that is appropriate for the installation.</text:p>
      <text:p text:style-name="P5">The <text:span text:style-name="_2a__20_RA-Software_20_Name">os-family</text:span> should remain <text:span text:style-name="_2a__20_RA-Variable_20_Data">Redhat</text:span> in most cases.</text:p>
      <text:p text:style-name="P5">The <text:span text:style-name="_2a__20_RA-Software_20_Name">path</text:span> option specifies the path or URL to the installation tree.</text:p>
      <text:h text:style-name="P23" text:outline-level="3"><text:soft-page-break/></text:h>
      <text:h text:style-name="P24" text:outline-level="3"><text:bookmark-start text:name="_satellite_server"/>Satellite Server<text:bookmark-end text:name="_satellite_server"/></text:h>
      <text:p text:style-name="text-body">The path included in the example below should work with most satellite installations, just replace <text:span text:style-name="_2a__20_RA-Variable_20_Data">SATELLITE_SERVER</text:span> with the appropriate FQDN.</text:p>
      <text:p text:style-name="_2a__20_RA-Code"># hammer medium create --name "Dell OSP Pilot" --os-family Redhat \<text:line-break/> <text:s/>--path '<text:a xlink:type="simple" xlink:href="http://SATELLITE_SERVER/ks/dist/ks-rhel-$arch-server-$major-$version" text:style-name="Internet_20_link" text:visited-style-name="Visited_20_Internet_20_Link">http://SATELLITE_SERVER/ks/dist/ks-rhel-$arch-server-$major-$version</text:a>'</text:p>
      <text:p text:style-name="Text_20_body"/>
      <text:h text:style-name="sect3" text:outline-level="3"><text:bookmark-start text:name="_local_iso_on_foreman_node"/>Local ISO on Foreman Node<text:bookmark-end text:name="_local_iso_on_foreman_node"/></text:h>
      <text:list xml:id="list3539770646941444937" text:style-name="L3">
        <text:list-item>
          <text:p text:style-name="P13"><text:span text:style-name="_2a__20_RA-Software_20_Name">mkdir /usr/share/foreman/public/iso</text:span> </text:p>
        </text:list-item>
        <text:list-item>
          <text:p text:style-name="P13">Copy the RHEL7 iso to the <text:span text:style-name="_2a__20_RA-File">/root</text:span> directory of the foreman node </text:p>
        </text:list-item>
        <text:list-item>
          <text:p text:style-name="P13">Edit<text:span text:style-name="_2a__20_RA-File"> /etc/fstab </text:span></text:p>
        </text:list-item>
        <text:list-item>
          <text:p text:style-name="P13">Add the following line to the end: </text:p>
          <text:list>
            <text:list-header>
              <text:p text:style-name="P29">/root/RHEL-7.0-Server-x86_64-dvd.iso /usr/share/foreman/public/iso iso9660 loop,ro 0 0</text:p>
            </text:list-header>
          </text:list>
        </text:list-item>
        <text:list-item>
          <text:p text:style-name="P13">mount –a </text:p>
        </text:list-item>
      </text:list>
      <text:p text:style-name="_2a__20_RA-Code"># hammer medium create --name "Dell OSP Pilot" --os-family Redhat \<text:line-break/> <text:s/>--path '<text:a xlink:type="simple" xlink:href="http://FOREMAN_SERVER/iso" text:style-name="Internet_20_link" text:visited-style-name="Visited_20_Internet_20_Link">http://FOREMAN_SERVER/iso</text:a>'</text:p>
      <text:p text:style-name="Text_20_body"/>
      <text:h text:style-name="sect3" text:outline-level="3"><text:bookmark-start text:name="_local_iso_on_solution_admin_host"/>Local ISO on Solution Admin Host<text:bookmark-end text:name="_local_iso_on_solution_admin_host"/></text:h>
      <text:list xml:id="list4791570037423929595" text:style-name="L4">
        <text:list-item>
          <text:p text:style-name="P14">On the Solution Admin Host: </text:p>
          <text:list>
            <text:list-item>
              <text:p text:style-name="P14"><text:span text:style-name="_2a__20_RA-Software_20_Name">yum install httpd</text:span> </text:p>
            </text:list-item>
            <text:list-item>
              <text:p text:style-name="P14">Configure <text:span text:style-name="_2a__20_RA-Software_20_Name">httpd</text:span> with any options you want. Defaults will work, but are not secure. </text:p>
            </text:list-item>
            <text:list-item>
              <text:p text:style-name="P14">copy the ISO to the SAH in <text:span text:style-name="_2a__20_RA-File">/store/data/iso</text:span> </text:p>
            </text:list-item>
            <text:list-item>
              <text:p text:style-name="P14"><text:span text:style-name="_2a__20_RA-Software_20_Name">"mount -o loop ISO NAME /mnt"</text:span> </text:p>
            </text:list-item>
            <text:list-item>
              <text:p text:style-name="P14"><text:span text:style-name="_2a__20_RA-Software_20_Name">"mkdir /store/data/iso/RHEL6.5" (Name of the OS)</text:span> </text:p>
            </text:list-item>
            <text:list-item>
              <text:p text:style-name="P14"><text:span text:style-name="_2a__20_RA-Software_20_Name">"rsync -av /mnt/ /store/data/iso/RHEL6.5"</text:span> </text:p>
            </text:list-item>
            <text:list-item>
              <text:p text:style-name="P14"><text:span text:style-name="_2a__20_RA-Software_20_Name">"umount /mnt"</text:span> </text:p>
            </text:list-item>
            <text:list-item>
              <text:p text:style-name="P14"><text:span text:style-name="_2a__20_RA-Software_20_Name">"ln -s /store/data/iso/RHEL6.5 RHEL6.5"</text:span> </text:p>
            </text:list-item>
          </text:list>
        </text:list-item>
        <text:list-item>
          <text:p text:style-name="P14">Validate the web interface works</text:p>
          <text:list>
            <text:list-header>
              <text:p text:style-name="P14">http://ipaddress of foreman/RHEL6.5/README</text:p>
            </text:list-header>
          </text:list>
        </text:list-item>
      </text:list>
      <text:h text:style-name="P21" text:outline-level="2"/>
      <text:h text:style-name="P22" text:outline-level="2"><text:bookmark-start text:name="_note_the_medium_id"/>Note the Medium ID<text:bookmark-end text:name="_note_the_medium_id"/></text:h>
      <text:p text:style-name="text-body">After the medium is created, execute the <text:span text:style-name="_2a__20_RA-Software_20_Name">hammer medium list </text:span>command.</text:p>
      <text:p text:style-name="text-body">Take note of the ID (first column) for the newly created medium. This will be needed later.</text:p>
      <text:h text:style-name="sect2" text:outline-level="2"><text:bookmark-start text:name="_configure_the_partition_table"/>Configure the Partition Table<text:bookmark-end text:name="_configure_the_partition_table"/></text:h>
      <text:p text:style-name="text-body">Configure the partition table that the provisioned hosts will use. The partition table is provided in the following file.</text:p>
      <table:table table:name="horizontallist" table:style-name="horizontallist">
        <table:table-column table:style-name="horizontallist.A"/>
        <table:table-column table:style-name="horizontallist.B"/>
        <table:table-row>
          <table:table-cell office:value-type="string">
            <text:p text:style-name="P3"><text:span text:style-name="T1">dell-pilot.partition</text:span> </text:p>
          </table:table-cell>
          <table:table-cell office:value-type="string">
            <text:p text:style-name="P6">Partition table for the nodes. </text:p>
          </table:table-cell>
        </table:table-row>
      </table:table>
      <text:p text:style-name="text-body">Use the <text:span text:style-name="_2a__20_RA-Software_20_Name">hammer partition-table create</text:span> command to install the partition table. Specify an appropriate <text:span text:style-name="_2a__20_RA-Variable_20_Data">NAME</text:span> for each partition table and specify the file that contains the data.</text:p>
      <text:p text:style-name="_2a__20_RA-Code"># hammer partition-table create --name dell-pilot --os-family Redhat \<text:line-break/> <text:s/>--file /root/pilot/dell-pilot.partition</text:p>
      <text:p text:style-name="text-body"/>
      <text:p text:style-name="text-body">After the partition table is created, execute the <text:span text:style-name="_2a__20_RA-Software_20_Name">hammer partition-table list</text:span> command.</text:p>
      <text:p text:style-name="text-body">Take note of the ID of the newly created partition table.</text:p>
      <text:h text:style-name="sect2" text:outline-level="2"><text:bookmark-start text:name="_configure_the_operating_system"/>Configure the Operating System<text:bookmark-end text:name="_configure_the_operating_system"/></text:h>
      <text:p text:style-name="text-body">A definition for the Red Hat Enterprise Linux 7.0 operating system must be created.</text:p>
      <text:p text:style-name="text-body">Create a new operating system definition for Red Hat Enterprise Linux 7.0.</text:p>
      <text:p text:style-name="text-body">Use the <text:span text:style-name="_2a__20_RA-Software_20_Name">hammer os create</text:span> command to create the definition.</text:p>
      <text:p text:style-name="_2a__20_RA-Code"># hammer os create --name "RedHat" --major 7 --minor 0 --family Redhat</text:p>
      <text:p text:style-name="text-body"/>
      <text:p text:style-name="text-body">After creating the operating system, execute the <text:span text:style-name="_2a__20_RA-Software_20_Name">hammer os list</text:span> command.</text:p>
      <text:p text:style-name="text-body">Take note of the ID for the new RedHat 7.0 operating system.</text:p>
      <text:p text:style-name="text-body"/>
      <text:p text:style-name="text-body">Associate the x86_64 architecture with the RedHat 7.0 operating system.</text:p>
      <text:p text:style-name="text-body">Execute the hammer <text:span text:style-name="_2a__20_RA-Software_20_Name">os add-architecture</text:span> command to do this.</text:p>
      <text:p text:style-name="_2a__20_RA-Code"># hammer os add-architecture --architecture x86_64 --id OS_ID</text:p>
      <text:p text:style-name="text-body"/>
      <text:p text:style-name="text-body">The appropriate partition table needs to be associated with the operating system.</text:p>
      <text:p text:style-name="text-body">Use the <text:span text:style-name="_2a__20_RA-Software_20_Name">hammer os add-ptable</text:span> command to associate the partition table to the operating system Id.</text:p>
      <text:p text:style-name="_2a__20_RA-Code"># hammer os add-ptable --ptable-id P_ID --id OS_ID</text:p>
      <text:p text:style-name="Text_20_body"/>
      <text:h text:style-name="P21" text:outline-level="2"/>
      <text:h text:style-name="P22" text:outline-level="2"><text:bookmark-start text:name="_configure_subnets"/>Configure Subnets<text:bookmark-end text:name="_configure_subnets"/></text:h>
      <text:p text:style-name="text-body">A subnet called OpenStack was created automatically during installation. Execute <text:span text:style-name="_2a__20_RA-Software_20_Name">hammer subnet list</text:span> and note the ID of this subnet.</text:p>
      <text:p text:style-name="_2a__20_RA-Code"># hammer subnet list</text:p>
      <text:p text:style-name="text-body"/>
      <text:p text:style-name="text-body">IP addresses can be automatically assigned to newly provisioned hosts from this subnet. To do this, a range of IPs to assign must be defined.</text:p>
      <text:p text:style-name="text-body">Use the <text:span text:style-name="_2a__20_RA-Software_20_Name">hammer subnet update</text:span> command to assign the range of IP addresses and to also set the default gateway for the provisioned hosts.</text:p>
      <text:p text:style-name="text-body">If the foreman server is acting as the gateway, the gateway address is the IP address of the Foreman servers provisioning interface.</text:p>
      <text:p text:style-name="_2a__20_RA-Code"># hammer subnet update --id SN_ID --from START_IP_RANGE --to END_IP_RANGE \<text:line-break/> <text:s/>--gateway GATEWAY_IP</text:p>
      <text:p text:style-name="Text_20_body"/>
      <text:h text:style-name="sect2" text:outline-level="2"><text:bookmark-start text:name="_configure_templates"/>Configure Templates<text:bookmark-end text:name="_configure_templates"/></text:h>
      <text:p text:style-name="text-body">Four template files are provided and used to provision hosts.</text:p>
      <table:table table:name="Table1" table:style-name="Table1">
        <table:table-column table:style-name="Table1.A"/>
        <table:table-column table:style-name="Table1.B"/>
        <table:table-row>
          <table:table-cell office:value-type="string">
            <text:p text:style-name="P4">dell-osp-ks.template </text:p>
          </table:table-cell>
          <table:table-cell office:value-type="string">
            <text:p text:style-name="Standard">Provisioning template that provides the kickstart file. </text:p>
          </table:table-cell>
        </table:table-row>
        <table:table-row>
          <table:table-cell office:value-type="string">
            <text:p text:style-name="P4">dell-osp-pxe.template </text:p>
          </table:table-cell>
          <table:table-cell office:value-type="string">
            <text:p text:style-name="Standard">PXE template that contains the PXE configuration.. </text:p>
          </table:table-cell>
        </table:table-row>
        <table:table-row>
          <table:table-cell office:value-type="string">
            <text:p text:style-name="P4">interface_config.template </text:p>
          </table:table-cell>
          <table:table-cell office:value-type="string">
            <text:p text:style-name="Standard">Snippet that provides a means to configure extra interfaces during installation. This template is called from the kickstart template. </text:p>
          </table:table-cell>
        </table:table-row>
        <table:table-row>
          <table:table-cell office:value-type="string">
            <text:p text:style-name="P4">bonding_snippet.template </text:p>
          </table:table-cell>
          <table:table-cell office:value-type="string">
            <text:p text:style-name="Standard">Snippet that provides a means to bond interfaces during installation. This template is called from the kickstart template. </text:p>
          </table:table-cell>
        </table:table-row>
      </table:table>
      <text:p text:style-name="text-body"/>
      <text:p text:style-name="text-body">Create the templates using the <text:span text:style-name="_2a__20_RA-Software_20_Name">hammer template create</text:span> command.</text:p>
      <text:p text:style-name="_2a__20_RA-Code"># hammer template create --name "Dell OpenStack Kickstart Template" --type provision \<text:line-break/> <text:s/>--operatingsystem-ids "OS_ID_RH7.0" --file /root/pilot/dell-osp-ks.template<text:line-break/><text:line-break/># hammer template create --name "Dell OpenStack PXE Template" --type PXELinux \<text:line-break/> <text:s/>--operatingsystem-ids "OS_ID_RH7.0" --file /root/pilot/dell-osp-pxe.template<text:line-break/><text:line-break/># hammer template create --name "bond_interfaces" --type snippet \<text:line-break/> <text:s/>--file /root/pilot/bonding_snippet.template<text:line-break/><text:line-break/># hammer template create --name "interface_config" --type snippet \<text:line-break/> <text:s/>--file /root/pilot/interface_config.template</text:p>
      <text:p text:style-name="text-body"/>
      <text:p text:style-name="text-body"><text:soft-page-break/>After the templates are created, use the <text:span text:style-name="_2a__20_RA-Software_20_Name">hammer template list </text:span>command to determine the IDs of the templates.</text:p>
      <text:p text:style-name="text-body"/>
      <text:p text:style-name="text-body">The provisioning and PXE templates must be associated with the operating systems. Use the <text:span text:style-name="_2a__20_RA-Software_20_Name">hammer os update</text:span> command to update the template associations.</text:p>
      <text:p text:style-name="text-body">Execute the following command for the RedHat 7.0 operating system ID. This command also associates the installation medium to the operating system.</text:p>
      <text:p text:style-name="_2a__20_RA-Code"># hammer os update --config-template-ids "KS_ID, PXE_ID" \<text:line-break/> <text:s/>--medium-ids MEDIUM_ID --id OS_ID</text:p>
      <text:p text:style-name="text-body"/>
      <text:p text:style-name="text-body">The templates are now associated with the operating system, they must now be set as the default templates for the operating systems.</text:p>
      <text:p text:style-name="text-body">Execute the<text:span text:style-name="_2a__20_RA-Software_20_Name"> hammer os set-default template</text:span> command for the provisioning and PXELinux templates. The command will be executed two times.</text:p>
      <text:p text:style-name="_2a__20_RA-Code"># hammer os set-default-template --config-template-id TMPLT_ID --id OS_ID</text:p>
      <text:p text:style-name="text-body"/>
      <text:p text:style-name="text-body">The <text:span text:style-name="_2a__20_RA-Software_20_Name">hammer os info</text:span> command can be used to check the configuration of the operating systems.</text:p>
      <text:p text:style-name="_2a__20_RA-Code"># hammer os info --id 1<text:line-break/><text:line-break/>Id: <text:s text:c="16"/>1<text:line-break/>Full name: <text:s text:c="9"/>RedHat 7.0<text:line-break/>Release name:<text:line-break/>Family: <text:s text:c="12"/>Redhat<text:line-break/>Name: <text:s text:c="14"/>RedHat<text:line-break/>Major version: <text:s text:c="5"/>7<text:line-break/>Minor version: <text:s text:c="5"/>0<text:line-break/>Partition tables:<text:line-break/><text:line-break/>Default templates:<text:line-break/> <text:s text:c="3"/>Dell OpenStack Kickstart Template (provision)<text:line-break/> <text:s text:c="3"/>Dell OpenStack PXE Template (PXELinux)<text:line-break/>Architectures:<text:line-break/><text:line-break/>Installation media:<text:line-break/> <text:s text:c="3"/>Red Hat Satellite<text:line-break/>Templates:<text:line-break/> <text:s text:c="3"/>Dell OpenStack Kickstart Template (provision)<text:line-break/> <text:s text:c="3"/>Dell OpenStack PXE Template (PXELinux)<text:line-break/>Parameters:</text:p>
      <text:p text:style-name="Text_20_body"/>
      <text:h text:style-name="P21" text:outline-level="2"/>
      <text:h text:style-name="P22" text:outline-level="2"><text:bookmark-start text:name="_gather_more_information"/>Gather More Information<text:bookmark-end text:name="_gather_more_information"/></text:h>
      <text:p text:style-name="text-body">A few more IDs are required in order to install a host. Execute the following commands and take note of the appropriate IDs.</text:p>
      <text:list xml:id="list7883439284263502288" text:style-name="L5">
        <text:list-item>
          <text:p text:style-name="P15">Environments </text:p>
          <text:p text:style-name="P27"># hammer environment list</text:p>
        </text:list-item>
        <text:list-item>
          <text:p text:style-name="P15">Domains </text:p>
          <text:p text:style-name="P15"/>
          <text:p text:style-name="P27"># hammer domain list</text:p>
        </text:list-item>
        <text:list-item>
          <text:p text:style-name="P15">Puppet Proxy </text:p>
          <text:p text:style-name="P15"/>
          <text:p text:style-name="P27"># hammer proxy list</text:p>
        </text:list-item>
        <text:list-item>
          <text:p text:style-name="P15">Architectures</text:p>
          <text:p text:style-name="P15"/>
          <text:p text:style-name="P27"># hammer architecture list</text:p>
        </text:list-item>
      </text:list>
      <text:h text:style-name="sect2" text:outline-level="2"><text:bookmark-start text:name="_configure_facts_updates"/>Configure facts updates<text:bookmark-end text:name="_configure_facts_updates"/></text:h>
      <text:p text:style-name="text-body">Foreman updates the host information using the Puppet facts. Foreman updates the provisioning information with the first interface returned from the Puppet facts. To prevent this, perform the following steps.</text:p>
      <text:list xml:id="list4442954749608247920" text:style-name="L6">
        <text:list-item>
          <text:p text:style-name="P16">Log into the Foreman UI. </text:p>
        </text:list-item>
        <text:list-item>
          <text:p text:style-name="P16">Select the <text:span text:style-name="_2a__20_RA-UI_20_Element">Administer</text:span> drop down on the top right of the window. </text:p>
        </text:list-item>
        <text:list-item>
          <text:p text:style-name="P16">Select <text:span text:style-name="_2a__20_RA-UI_20_Element">Settings</text:span>. Select the <text:span text:style-name="_2a__20_RA-UI_20_Element">Provisioning</text:span> tab. </text:p>
        </text:list-item>
        <text:list-item>
          <text:p text:style-name="P16">Edit the <text:span text:style-name="_2a__20_RA-UI_20_Element">ignore_puppet_facts_for_provisioning</text:span> setting and set it to <text:span text:style-name="_2a__20_RA-Variable_20_Data">true</text:span>. </text:p>
        </text:list-item>
      </text:list>
      <text:p text:style-name="asciidoc-pagebreak"/>
      <text:h text:style-name="sect2" text:outline-level="2"><text:bookmark-start text:name="_configure_the_operating_system_for_updates"/>Configure the Operating System for Updates.<text:bookmark-end text:name="_configure_the_operating_system_for_updates"/></text:h>
      <text:p text:style-name="text-body">Configure the Operating system definition with the parameters for registering the provisioned host for updates.</text:p>
      <text:p text:style-name="text-body">The <text:span text:style-name="_2a__20_RA-Software_20_Name">hammer os set-parameter</text:span> command is used to set the parameters.</text:p>
      <text:p text:style-name="text-body">The following parameters are set.</text:p>
      <table:table table:name="Table2" table:style-name="Table2">
        <table:table-column table:style-name="Table2.A"/>
        <table:table-column table:style-name="Table2.B"/>
        <table:table-row>
          <table:table-cell office:value-type="string">
            <text:p text:style-name="P4">subscription_manager </text:p>
          </table:table-cell>
          <table:table-cell office:value-type="string">
            <text:p text:style-name="Standard">Specifies that the hosts will register with Subscription Manager. (true or false) </text:p>
          </table:table-cell>
        </table:table-row>
        <table:table-row>
          <table:table-cell office:value-type="string">
            <text:p text:style-name="P4">subscription_manager_username </text:p>
          </table:table-cell>
          <table:table-cell office:value-type="string">
            <text:p text:style-name="Standard">The username of the Subscription Manager account to register to. </text:p>
          </table:table-cell>
        </table:table-row>
        <table:table-row>
          <table:table-cell office:value-type="string">
            <text:p text:style-name="P4">subscription_manager_password </text:p>
          </table:table-cell>
          <table:table-cell office:value-type="string">
            <text:p text:style-name="Standard">The password for the Subscription Manager account. </text:p>
          </table:table-cell>
        </table:table-row>
      </table:table>
      <text:p text:style-name="text-body">Define the <text:span text:style-name="_2a__20_RA-Variable_20_Data">OS_ID</text:span> variable to the ID of the operating system then execute the remaining commands.</text:p>
      <text:p text:style-name="text-body">Make sure to specify the appropriate <text:span text:style-name="_2a__20_RA-Variable_20_Data">username</text:span>, <text:span text:style-name="_2a__20_RA-Variable_20_Data">password</text:span>, and <text:span text:style-name="_2a__20_RA-Variable_20_Data">pool ID</text:span> by replacing the <text:span text:style-name="_2a__20_RA-Variable_20_Data">CHANGEME's</text:span> and <text:span text:style-name="_2a__20_RA-Variable_20_Data">POOL_ID</text:span>.</text:p>
      <text:p text:style-name="_2a__20_RA-Code"># OS_ID=2<text:line-break/><text:line-break/># hammer os set-parameter --operatingsystem-id ${OS_ID} \<text:line-break/> <text:s/>--name subscription_manager --value true<text:line-break/><text:line-break/># hammer os set-parameter --operatingsystem-id ${OS_ID} \<text:line-break/> <text:s/>--name subscription_manager_username --value CHANGEME<text:line-break/><text:line-break/># hammer os set-parameter --operatingsystem-id ${OS_ID} \<text:line-break/> <text:s/>--name subscription_manager_password --value 'CHANGEME'<text:line-break/></text:p>
      <text:p text:style-name="Text_20_body"/>
      <text:h text:style-name="P23" text:outline-level="3"/>
      <text:h text:style-name="P24" text:outline-level="3"><text:bookmark-start text:name="_optional_proxy_settings"/>Optional Proxy Settings<text:bookmark-end text:name="_optional_proxy_settings"/></text:h>
      <text:p text:style-name="text-body">Proxy settings for the subscription-manager and yum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 <text:span text:style-name="_2a__20_RA-Software_20_Name">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Table3" table:style-name="Table3">
        <table:table-column table:style-name="Table3.A"/>
        <table:table-column table:style-name="Table3.B"/>
        <table:table-row>
          <table:table-cell office:value-type="string">
            <text:p text:style-name="P4">subscription_manager_proxy </text:p>
          </table:table-cell>
          <table:table-cell office:value-type="string">
            <text:p text:style-name="Standard">The proxy server to use, if needed. </text:p>
          </table:table-cell>
        </table:table-row>
        <table:table-row>
          <table:table-cell office:value-type="string">
            <text:p text:style-name="P4">subscription_manager_proxy_port </text:p>
          </table:table-cell>
          <table:table-cell office:value-type="string">
            <text:p text:style-name="Standard">The proxy port to use, if needed. </text:p>
          </table:table-cell>
        </table:table-row>
        <table:table-row>
          <table:table-cell office:value-type="string">
            <text:p text:style-name="P4">subscription_manager_proxy_user </text:p>
          </table:table-cell>
          <table:table-cell office:value-type="string">
            <text:p text:style-name="Standard">The proxy username, if needed. </text:p>
          </table:table-cell>
        </table:table-row>
        <table:table-row>
          <table:table-cell office:value-type="string">
            <text:p text:style-name="P4">subscription_manager_proxy_password </text:p>
          </table:table-cell>
          <table:table-cell office:value-type="string">
            <text:p text:style-name="Standard">The proxy password, if needed. </text:p>
          </table:table-cell>
        </table:table-row>
      </table:table>
      <text:h text:style-name="P19" text:outline-level="1"/>
      <text:h text:style-name="P20" text:outline-level="1"><text:bookmark-start text:name="_provisioning_the_nodes"/>Provisioning the Nodes<text:bookmark-end text:name="_provisioning_the_nodes"/></text:h>
      <text:p text:style-name="text-body">Provision the nodes using the following command. Variables are being used to make it easier to use the hammer command.</text:p>
      <text:p text:style-name="text-body">Simply set the <text:span text:style-name="_2a__20_RA-Variable_20_Data">NAME</text:span>, <text:span text:style-name="_2a__20_RA-Variable_20_Data">PTABLE</text:span>, and <text:span text:style-name="_2a__20_RA-Variable_20_Data">MAC</text:span> variables appropriately for a host, then execute the <text:span text:style-name="_2a__20_RA-Software_20_Name">hammer host create</text:span> command. Once the host is created, reset the variables for the next host and execute the same hammer command again.</text:p>
      <text:p text:style-name="text-body">Repeat this until all hosts are created. Make sure to change the root password on the command line as needed.</text:p>
      <table:table table:name="Table4" table:style-name="Table4">
        <table:table-column table:style-name="Table4.A"/>
        <table:table-column table:style-name="Table4.B"/>
        <table:table-row>
          <table:table-cell office:value-type="string">
            <text:p text:style-name="P4">NAME </text:p>
          </table:table-cell>
          <table:table-cell office:value-type="string">
            <text:p text:style-name="Standard">The hostname of the provisioned host. </text:p>
          </table:table-cell>
        </table:table-row>
        <table:table-row>
          <table:table-cell office:value-type="string">
            <text:p text:style-name="P4">PTABLE </text:p>
          </table:table-cell>
          <table:table-cell office:value-type="string">
            <text:p text:style-name="Standard">The ID of the partition table that should be used when deploying this host. This ID is the same for all the compute nodes, but the controller uses a different partition tablei ID. </text:p>
          </table:table-cell>
        </table:table-row>
        <table:table-row>
          <table:table-cell office:value-type="string">
            <text:p text:style-name="P4">MAC </text:p>
          </table:table-cell>
          <table:table-cell office:value-type="string">
            <text:p text:style-name="Standard">The hardware address of the provisioning interface for the node. </text:p>
          </table:table-cell>
        </table:table-row>
      </table:table>
      <text:p text:style-name="text-body">Change the remaining IDs in the command as appropriate.</text:p>
      <text:p text:style-name="_2a__20_RA-Code"># NAME=CHANGEME<text:line-break/><text:line-break/># PTABLE=CHANGEME<text:line-break/><text:line-break/># MAC=CHANGEME<text:line-break/><text:line-break/># hammer host create --name "${NAME}" --root-password 'CHANGEME' \<text:line-break/> <text:s text:c="3"/>--build true --enabled true --managed true --environment-id 2 \<text:line-break/> <text:s text:c="3"/>--domain-id 1 --puppet-proxy-id 1 --operatingsystem-id 2 \<text:line-break/> <text:s text:c="3"/>--subnet-id 1 --architecture-id 1 --medium-id 9 \<text:line-break/> <text:s text:c="3"/>--partition-table-id ${PTABLE} \<text:line-break/> <text:s text:c="3"/>--mac ${MAC}</text:p>
      <text:p text:style-name="Text_20_body"/>
      <text:h text:style-name="sect2" text:outline-level="2"><text:bookmark-start text:name="_get_host_information"/>Get host information<text:bookmark-end text:name="_get_host_information"/></text:h>
      <text:p text:style-name="text-body">The IDs of the newly defined hosts are needed to finish their configuration.</text:p>
      <text:p text:style-name="text-body">Execute the <text:span text:style-name="_2a__20_RA-Software_20_Name">hammer host list</text:span> command to get the host IDs. Take note of these IDs.</text:p>
      <text:p text:style-name="_2a__20_RA-Code"># hammer host list</text:p>
      <text:p text:style-name="Text_20_body"/>
      <text:h text:style-name="P21" text:outline-level="2"/>
      <text:h text:style-name="P22" text:outline-level="2"><text:bookmark-start text:name="_controller_node"/>Controller Node<text:bookmark-end text:name="_controller_node"/></text:h>
      <text:p text:style-name="text-body">The controller nodes have two bonded interfaces, one with two vlans configured, and two remaining interfaces that are not bonded. The Public API network is on a pair of bonded interfaces and the Private API and Storage networks are on a separate pair of bonded interfaces.</text:p>
      <text:p text:style-name="text-body">The Private API and Storage networks are VLAN tagged networks on a bonded interface. The Provisioning and the Management interfaces are on individual non-bonded interfaces.</text:p>
      <text:h text:style-name="sect3" text:outline-level="3"><text:bookmark-start text:name="_non_bonded_nic_configuration"/>Non-Bonded Nic Configuration<text:bookmark-end text:name="_non_bonded_nic_configuration"/></text:h>
      <text:p text:style-name="text-body">The <text:span text:style-name="_2a__20_RA-UI_20_Element">nics</text:span> parameter can be set on the hosts to provide the information needed to allow the kickstart file to configure the non-bonded interfaces.</text:p>
      <text:p text:style-name="text-body">Set the <text:span text:style-name="_2a__20_RA-UI_20_Element">nics</text:span> parameter on the controller host to configure the non-bonded interfaces. The Provisioning interface is configured by Foreman, so it does not need to be configured again.</text:p>
      <text:p text:style-name="text-body">The value for the <text:span text:style-name="_2a__20_RA-UI_20_Element">nic</text:span> parameter consists of a space separated list of key=value pairs. Each pair contains the configuration information for a single nic. This list is entered in the same format a s a bash associative array. The entire value is enclosed within single tick marks and parentheses. '( …)'</text:p>
      <text:p text:style-name="text-body">Each key/value is in the following format:</text:p>
      <text:list xml:id="list5048056835926380655" text:style-name="L7">
        <text:list-item>
          <text:p text:style-name="P17">[IFACE]="parameters" </text:p>
        </text:list-item>
      </text:list>
      <text:p text:style-name="text-body">An example of defining a single interface:</text:p>
      <text:p text:style-name="_2a__20_RA-Code"># hammer host set-parameter --host-id 3 <text:s/>--name nics \<text:line-break/> <text:s/>--value '([em1]="onboot static aa:bb:cc:dd:ee:ff 192.168.0.110/255.255.255.0")'</text:p>
      <text:p text:style-name="text-body"/>
      <text:p text:style-name="text-body">The parameters consist of the following:</text:p>
      <table:table table:name="Table5" table:style-name="Table5">
        <table:table-column table:style-name="Table5.A"/>
        <table:table-column table:style-name="Table5.B"/>
        <table:table-row>
          <table:table-cell office:value-type="string">
            <text:p text:style-name="P4">onboot </text:p>
          </table:table-cell>
          <table:table-cell office:value-type="string">
            <text:p text:style-name="Standard">The interface is enabled when the system boots. Default is disabled. </text:p>
          </table:table-cell>
        </table:table-row>
        <table:table-row>
          <table:table-cell office:value-type="string">
            <text:p text:style-name="P4">dhcp | static | none </text:p>
          </table:table-cell>
          <table:table-cell office:value-type="string">
            <text:p text:style-name="Standard">The interface gets its network configuration using DHCP,· the network configuration is statically configured, or the interface has no network configuration. If no option is specified, dhcp is assumed. </text:p>
          </table:table-cell>
        </table:table-row>
        <table:table-row>
          <table:table-cell office:value-type="string">
            <text:p text:style-name="P4">xx:xx:xx:xx:xx:xx </text:p>
          </table:table-cell>
          <table:table-cell office:value-type="string">
            <text:p text:style-name="Standard">The hardware address of the interface. </text:p>
          </table:table-cell>
        </table:table-row>
        <table:table-row>
          <table:table-cell office:value-type="string">
            <text:p text:style-name="P4">x.x.x.x/y.y.y.y </text:p>
          </table:table-cell>
          <table:table-cell office:value-type="string">
            <text:p text:style-name="Standard">The IP address and Network mask of the interface. Used only when static is specified. Must be in the format presented. </text:p>
          </table:table-cell>
        </table:table-row>
      </table:table>
      <text:p text:style-name="text-body"/>
      <text:p text:style-name="P9"><text:soft-page-break/>Execute the following command to set the <text:span text:style-name="_2a__20_RA-UI_20_Element">nic</text:span> parameters for the two other interfaces used by the controller node. Replace the <text:span text:style-name="_2a__20_RA-Variable_20_Data">HOST_ID</text:span>, <text:span text:style-name="_2a__20_RA-Variable_20_Data">IFACE</text:span>, <text:span text:style-name="_2a__20_RA-Variable_20_Data">MAC</text:span>, and <text:span text:style-name="_2a__20_RA-Variable_20_Data">IP/MASK</text:span> parameters as appropriate.</text:p>
      <text:p text:style-name="_2a__20_RA-Code"># hammer host set-parameter --host-id HOST_ID --name nics \<text:line-break/> <text:s/>--value '([IFACE]="onboot static MAC IP/MASK" [IFACE]="onboot static MAC IP/MASK")'</text:p>
      <text:p text:style-name="Text_20_body"/>
      <text:h text:style-name="sect3" text:outline-level="3"><text:bookmark-start text:name="_bonded_nic_configuration"/>Bonded Nic Configuration<text:bookmark-end text:name="_bonded_nic_configuration"/></text:h>
      <text:p text:style-name="text-body">Three parameters can be set on the hosts to provide the information needed to allow the kickstart file to configure the bonded interfaces. These parameters are: <text:span text:style-name="_2a__20_RA-UI_20_Element">bonds</text:span>, <text:span text:style-name="_2a__20_RA-UI_20_Element">bond_ifaces</text:span>, and <text:span text:style-name="_2a__20_RA-UI_20_Element">bond_opts</text:span>.</text:p>
      <text:p text:style-name="text-body"/>
      <text:p text:style-name="text-body">The <text:span text:style-name="_2a__20_RA-UI_20_Element">bonds</text:span> parameter is similar to the <text:span text:style-name="_2a__20_RA-UI_20_Element">nics</text:span> parameter used earlier with the addition of the <text:span text:style-name="_2a__20_RA-UI_20_Element">vlan</text:span> option and the removal of the <text:span text:style-name="_2a__20_RA-UI_20_Element">mac address</text:span> option.</text:p>
      <text:p text:style-name="text-body">When creating a VLAN tagged bond, use the <text:span text:style-name="_2a__20_RA-UI_20_Element">vlan</text:span> option to let the <text:span text:style-name="_2a__20_RA-UI_20_Element">bonding_snippet</text:span> know this bond is vlan tagged. Also specify the tag number in the bond name.</text:p>
      <text:p text:style-name="text-body">For example:</text:p>
      <text:p text:style-name="_2a__20_RA-Content">'( [bond0]="onboot none" [bond0.301]="onboot static vlan 172.30.139.62/255.255.255.0" )'</text:p>
      <text:p text:style-name="text-body"/>
      <text:p text:style-name="text-body">Created a bond0 that is enabled at boot. It then creates a VLAN tagged bond on the bond called bond0.301.</text:p>
      <text:p text:style-name="text-body">See the documentation on the bonding_snippit for more information.</text:p>
      <text:p text:style-name="text-body"/>
      <text:p text:style-name="text-body">The <text:span text:style-name="_2a__20_RA-UI_20_Element">bond_ifaces</text:span> parameter is used to specify the interfaces for each bond.</text:p>
      <text:p text:style-name="text-body">For example:</text:p>
      <text:p text:style-name="_2a__20_RA-Content">'( [bond0]="em1 em2" )'</text:p>
      <text:p text:style-name="text-body"/>
      <text:p text:style-name="text-body">Bonds interfaces em1 and em2 into bond0.</text:p>
      <text:p text:style-name="text-body"/>
      <text:p text:style-name="text-body">The <text:span text:style-name="_2a__20_RA-UI_20_Element">bond_opts</text:span> parameter specifies the bonding options to use for each bond.</text:p>
      <text:p text:style-name="text-body">For example:</text:p>
      <text:p text:style-name="_2a__20_RA-Content">'( "[bond0]="mode=active-passive" )'</text:p>
      <text:p text:style-name="text-body"/>
      <text:p text:style-name="text-body"/>
      <text:p text:style-name="P8">Create the three needed parameters using the <text:span text:style-name="_2a__20_RA-Software_20_Name">hammer host set-parameter</text:span> command. Replace the <text:span text:style-name="_2a__20_RA-UI_20_Element">HOST_ID</text:span>, <text:span text:style-name="_2a__20_RA-UI_20_Element">VLAN</text:span>, and <text:span text:style-name="_2a__20_RA-UI_20_Element">IP/MASK</text:span> information as appropriate to define the bonds.</text:p>
      <text:p text:style-name="_2a__20_RA-Code"># hammer host set-parameter --host-id HOST_ID --name bonds \<text:line-break/> <text:s/>--value '( [bond0]="onboot none" [bond0.VLAN1]="onboot static vlan IP/MASK"<text:line-break/> <text:s/>[bond0.VLAN2]="onboot static vlan IP/MASK" [bond1]="onboot static IP/MASK")'<text:line-break/><text:line-break/># hammer host set-parameter --host-id HOST_ID --name bond_ifaces \<text:line-break/> <text:s/>--value '( [bond0]="p3p1 p3p2" [bond1]="em1 em2")'<text:line-break/><text:line-break/># hammer host set-parameter --host-id HOST_ID --name bond_opts \<text:line-break/> <text:s/>--value '( [bond0]="mode=active-backup" [bond1]="mode=active-backup")'</text:p>
      <text:p text:style-name="text-body"/>
      <text:p text:style-name="text-body">Repeat the parameter configuration for all the controller nodes.</text:p>
      <text:h text:style-name="sect3" text:outline-level="3">Version Locking</text:h>
      <text:p text:style-name="Standard">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s://FOREMAN_SERVER/vlock_files/controller.vlock'</text:p>
      <text:p text:style-name="text-body"/>
      <text:h text:style-name="sect2" text:outline-level="2"><text:bookmark-start text:name="_compute_nodes"/>Compute Nodes<text:bookmark-end text:name="_compute_nodes"/></text:h>
      <text:p text:style-name="text-body">The compute nodes have two separate bonds and a single non-bonded interface for its networking. The single interface is connects to the Provisioning network and is already configured.</text:p>
      <text:p text:style-name="text-body">One bond connects to the Nova Public Network, while the other bond connects to the Nova Private, Private_API, and Storage networks. Each network on the second bond are VLAN tagged.</text:p>
      <text:p text:style-name="text-body">Set the <text:span text:style-name="_2a__20_RA-UI_20_Element">bonds</text:span>, <text:span text:style-name="_2a__20_RA-UI_20_Element">bond_ifaces</text:span>, and <text:span text:style-name="_2a__20_RA-UI_20_Element">bond_opts</text:span> parameters for each compute node.</text:p>
      <text:p text:style-name="text-body">Make sure the <text:span text:style-name="_2a__20_RA-UI_20_Element">bond_opts</text:span> sets the <text:span text:style-name="_2a__20_RA-UI_20_Element">MODE</text:span> to <text:span text:style-name="_2a__20_RA-Variable_20_Data">balance-tlb</text:span> and <text:span text:style-name="_2a__20_RA-UI_20_Element">PROMISC</text:span> to <text:span text:style-name="_2a__20_RA-Variable_20_Data">yes</text:span>.</text:p>
      <text:p text:style-name="text-body">An example set of commands follows.</text:p>
      <text:p text:style-name="_2a__20_RA-Code"># hammer host set-parameter --host-id HOST_ID --name bonds \<text:line-break/> <text:s/>--value '( [bond0]="onboot none" [bond0.300]="onboot static vlan 172.20.139.110/255.255.255.0"<text:line-break/> <text:s/>[bond0.301]="onboot static vlan 172.30.139.110/255.255.255.0"<text:line-break/> <text:s/>[bond0.302]="onboot static vlan 172.40.139.110/255.255.255.0"<text:line-break/> <text:s/>[bond1]="onboot static 172.10.139.61/255.255.255.0")'<text:line-break/><text:line-break/># hammer host set-parameter --host-id HOST_ID --name bond_ifaces \<text:line-break/> <text:s/>--value '( [bond0]="p3p1 p3p2" [bond1]="em1 em2")'<text:line-break/><text:line-break/># hammer host set-parameter --host-id HOST_ID --name bond_opts \<text:line-break/> <text:s/>--value '( [bond0]="mode=balance-tlb PROMISC=yes" [bond1]="mode=balance-tlb PROMISC=yes")'</text:p>
      <text:p text:style-name="Text_20_body"><text:soft-page-break/></text:p>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s://FOREMAN_SERVER/vlock_files/compute.vlock'</text:p>
      <text:p text:style-name="Text_20_body"/>
      <text:h text:style-name="P21" text:outline-level="2"/>
      <text:h text:style-name="P22" text:outline-level="2"><text:bookmark-start text:name="_set_host_update_parameters"/>Set Host Update Parameters<text:bookmark-end text:name="_set_host_update_parameters"/></text:h>
      <text:p text:style-name="text-body">Each node can use a separate pool ID and require different repositories. These parameters are set on a per host basis instead of an operating system.</text:p>
      <text:p text:style-name="text-body">The following parameters need to be set on each host.</text:p>
      <table:table table:name="Table6" table:style-name="Table6">
        <table:table-column table:style-name="Table6.A"/>
        <table:table-column table:style-name="Table6.B"/>
        <table:table-row>
          <table:table-cell table:style-name="Table6.A1" office:value-type="string">
            <text:p text:style-name="P4">subscription_manager_pool</text:p>
          </table:table-cell>
          <table:table-cell table:style-name="Table6.A1" office:value-type="string">
            <text:p text:style-name="Standard">The ID of the pool to attach the host to.</text:p>
          </table:table-cell>
        </table:table-row>
        <table:table-row>
          <table:table-cell table:style-name="Table6.A1" office:value-type="string">
            <text:p text:style-name="P4">subscription_manager_repos</text:p>
          </table:table-cell>
          <table:table-cell table:style-name="Table6.A1" office:value-type="string">
            <text:p text:style-name="Standard">The repositories that should be enabled after the host is registered.</text:p>
          </table:table-cell>
        </table:table-row>
      </table:table>
      <text:list xml:id="list371371691888257560" text:style-name="L8">
        <text:list-header>
          <text:p text:style-name="P18"><text:s/></text:p>
        </text:list-header>
      </text:list>
      <text:h text:style-name="sect3" text:outline-level="3"><text:bookmark-start text:name="_determine_pool_id"/>Determine Pool ID<text:bookmark-end text:name="_determine_pool_id"/></text:h>
      <text:p text:style-name="text-body">To determine the pool id, you must have an existing server that is registered to the RedHat Hosted Services.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8">Determine the correct pool ID needed for this environment and take note of it.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p>
      <text:p text:style-name="Text_20_body"/>
      <text:h text:style-name="sect3" text:outline-level="3"><text:bookmark-start text:name="_configure_the_pool_id"/>Configure the Pool ID<text:bookmark-end text:name="_configure_the_pool_id"/></text:h>
      <text:p text:style-name="text-body">Execute the following command for each host. Substitute the <text:span text:style-name="_2a__20_RA-UI_20_Element">HOST_ID</text:span> and <text:span text:style-name="_2a__20_RA-UI_20_Element">POOL_ID</text:span> as appropriate.</text:p>
      <text:p text:style-name="_2a__20_RA-Code"># hammer host set-parameter --host-id-id HOST_ID \<text:line-break/> <text:s/>--name subscription_manager_pool --value POOL_ID</text:p>
      <text:p text:style-name="Text_20_body"/>
      <text:h text:style-name="P23" text:outline-level="3"/>
      <text:h text:style-name="P24" text:outline-level="3"><text:bookmark-start text:name="_configure_the_repositories"/>Configure the Repositories<text:bookmark-end text:name="_configure_the_repositories"/></text:h>
      <text:p text:style-name="text-body">The controller nodes and compute nodes both require the rhel-server-rhscl-7-rpms, rhel-7-server-rpms, and rhel-7-server-openstack-5.0-rpms, repositories.</text:p>
      <text:p text:style-name="text-body"/>
      <text:p text:style-name="text-body">Execute the following command on each controller node to enable the needed repositories.</text:p>
      <text:p text:style-name="_2a__20_RA-Code"># hammer os set-parameter --host-id HOST_ID --name subscription_manager_repos \<text:line-break/> <text:s text:c="3"/>--value "rhel-server-rhscl-7-rpms, rhel-7-server-rpms,<text:line-break/> <text:s text:c="3"/>rhel-7-server-openstack-5.0-rpms,rhel-ha-for-rhel-7-server-rpms"</text:p>
      <text:p text:style-name="text-body"/>
      <text:p text:style-name="text-body">The controller nodes also require the rhel-ha-for-rhel-7-server-rpms repository.</text:p>
      <text:p text:style-name="text-body">Execute the following command on each compute node to enable the needed repositories.</text:p>
      <text:p text:style-name="_2a__20_RA-Code"># hammer os set-parameter --host-id HOST_ID --name subscription_manager_repos \<text:line-break/> <text:s text:c="3"/>--value "rhel-server-rhscl-7-rpms, rhel-7-server-rpms,<text:line-break/> <text:s text:c="3"/>rhel-7-server-openstack-5.0-rpms"</text:p>
      <text:p text:style-name="Text_20_body"/>
      <text:h text:style-name="sect2" text:outline-level="2"><text:bookmark-start text:name="_start_provisioning"/>Start Provisioning<text:bookmark-end text:name="_start_provisioning"/></text:h>
      <text:p text:style-name="text-body">PXE boot each of the nodes. After they are booted, make sure the networks are configured appropriately.</text:p>
      <text:h text:style-name="sect2" text:outline-level="2"><text:bookmark-start text:name="_ceph_deployment"/>Ceph Deployment<text:bookmark-end text:name="_ceph_deployment"/></text:h>
      <text:p text:style-name="text-body">If Ceph must be configured on these nodes, follow the Red Hat Openstack Platform Integration with Ceph document.</text:p>
      <text:h text:style-name="sect2" text:outline-level="2"><text:bookmark-start text:name="_next_steps"/>Next Steps<text:bookmark-end text:name="_next_steps"/></text:h>
      <text:p text:style-name="text-body">After the Ceph configuration is complete or if Ceph configuration is not needed, continue the configuration using the Dell Pilot Hostgroups Deployment document.</text:p>
      <text:p text:style-name="asciidoc-pagebreak"/>
      <text:h text:style-name="sect1" text:outline-level="1"><text:bookmark-start text:name="_appendix_example_hammer_commands"/>Appendix - Example Hammer Commands<text:bookmark-end text:name="_appendix_example_hammer_commands"/></text:h>
      <text:p text:style-name="title">hammer-list</text:p>
      <text:p text:style-name="_2a__20_RA-Code">hammer medium create --name "Dell OSP Pilot" --os-family RedHat \<text:line-break/> <text:s/>--path 'http://rh6fore.r5.lab/ks/dist/ks-rhel-$arch-server-$majo-$version'<text:line-break/><text:line-break/>hammer medium list<text:line-break/><text:line-break/>hammer partition-table create<text:line-break/><text:line-break/>hammer partition-table create --name dell-pilot --os-family Redhat --file dell-pilo.partition<text:line-break/><text:line-break/>hammer partition-table create --name dell-pilot --os-family Redhat --file dell-pilot.partition<text:line-break/><text:line-break/>hammer partition-table create --name dell-pilot --os-family Redhat --file dell-pilot.partition<text:line-break/><text:line-break/>hammer os create --name "RedHat" --major 7 --minor 0 --family Redhat<text:line-break/><text:line-break/>hammer os list<text:line-break/><text:line-break/>hammer os add-architecture --architecture x86_64 --id 3<text:line-break/><text:line-break/>hammer os add-ptable --ptable-id 8 --id 3<text:line-break/><text:line-break/>hammer subnet list<text:line-break/><text:line-break/>hammer template create --name "Dell OpenStack Kickstart Template" --type provision \<text:line-break/><text:line-break/>hammer template create --name "Dell OpenStack Kickstart Template"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PXE Template" --type PXELinux \<text:line-break/> <text:s/>--operatingsystem-ids "3" --file dell-osp-pxe.template<text:line-break/><text:line-break/>hammer template create --name "bond_interfaces" --type snippet \<text:line-break/><text:line-break/>hammer template create --name "bond_interfaces" --type snippet--file bonding_snippet.template<text:line-break/><text:line-break/>hammer template create --name "bond_interfaces" --type snippet --file bonding_snippet.template<text:line-break/><text:soft-page-break/><text:line-break/>hammer template create --name "interface_config" --type snippet --file interface_config.template<text:line-break/><text:line-break/>hammer tempalte list<text:line-break/><text:line-break/>hammer template list<text:line-break/><text:line-break/>hammer <text:s/>os update --config-template-ids "33,34" --medium-ids 8 --id 3<text:line-break/><text:line-break/>hammer os set-default-template --config-template-id 34 --id 3<text:line-break/><text:line-break/>hammer <text:s/>os info --id 3<text:line-break/><text:line-break/>hammer domain list<text:line-break/><text:line-break/>hammer proxy <text:s/>list<text:line-break/><text:line-break/>hammer architecture list<text:line-break/><text:line-break/>hammer os set-parameter<text:line-break/><text:line-break/>hammer os set-parameter --operatingsystem-id<text:line-break/><text:line-break/>hammer os list<text:line-break/><text:line-break/>hammer os set-parameter --operatingsystem-id ${OS_ID} --name subscription_manager --value true<text:line-break/><text:line-break/>hammer os set-parameter --operatingsystem-id ${OS_ID} --name <text:s/>subscription_manager --value true<text:line-break/><text:line-break/>hammer os set-parameter --operatingsystem-id ${OS_ID} <text:s/>--name subscription_manager --value true<text:line-break/><text:line-break/>hammer os set-parameter --operatingsystem-id 3 <text:s/>\<text:line-break/> <text:s/>--name subscription_manager --value true<text:line-break/><text:line-break/>hammer os set-parameter --operatingsystem-id 3 <text:s/>\<text:line-break/> <text:s/>--name subscription_manager_username --value dellcloudsol<text:line-break/><text:line-break/>hammer os set-parameter --operatingsystem-id 3 <text:s/>\<text:line-break/> <text:s/>--name subscription_manager_password --value cr0wBar!<text:line-break/><text:line-break/>hammer os list</text:p>
      <text:p text:style-name="title"/>
      <text:p text:style-name="title"/>
      <text:p text:style-name="P7">hammer-nic-bond-cntl1</text:p>
      <text:p text:style-name="_2a__20_RA-Code">HOST_ID='15'<text:line-break/><text:line-break/>POOLID=8a85f98744091dea0144314ba24c726c<text:line-break/><text:line-break/>hammer host set-parameter --host-id <text:s/>$HOST_ID --name nics \<text:line-break/> <text:s/>--value '([em2]="onboot static 192.168.110.127/255.255.255.0")'<text:line-break/><text:line-break/>hammer host set-parameter --host-id <text:s/>$HOST_ID --name bonds \<text:line-break/> <text:s/>--value '( [bond0]="onboot none" [bond0.190]="onboot static vlan 192.168.190.130/255.255.255.0"<text:line-break/> <text:s/>[bond0]="onboot none" [bond0.140]="onboot static vlan 192.168.123.41/255.255.255.0"<text:line-break/> <text:s/>[bond1]="onboot static 10.9.244.130/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ntl2</text:p>
      <text:p text:style-name="_2a__20_RA-Code">HOST_ID='16'<text:line-break/><text:line-break/>POOLID=8a85f98744091dea0144314ba24c726c<text:line-break/><text:line-break/>hammer host set-parameter --host-id <text:s/>$HOST_ID --name nics \<text:line-break/> <text:s/>--value '([em2]="onboot static 192.168.110.128/255.255.255.0")'<text:line-break/><text:line-break/>hammer host set-parameter --host-id <text:s/>$HOST_ID --name bonds \<text:line-break/> <text:s/>--value '( [bond0]="onboot none" [bond0.190]="onboot static vlan 192.168.190.131/255.255.255.0"<text:line-break/> <text:s/>[bond0]="onboot none" [bond0.140]="onboot static vlan 192.168.123.42/255.255.255.0"<text:line-break/> <text:s/>[bond1]="onboot static 10.9.244.131/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ntl3</text:p>
      <text:p text:style-name="_2a__20_RA-Code">HOST_ID='21'<text:line-break/><text:line-break/>POOLID=8a85f98744091dea0144314ba24c726c<text:line-break/><text:line-break/>hammer host set-parameter --host-id <text:s/>$HOST_ID --name nics \<text:line-break/> <text:s/>--value '([em2]="onboot static 192.168.110.129/255.255.255.0")'<text:line-break/><text:line-break/>hammer host set-parameter --host-id <text:s/>$HOST_ID --name bonds \<text:line-break/> <text:s/>--value '( [bond0]="onboot none" [bond0.190]="onboot static vlan 192.168.190.132/255.255.255.0"<text:line-break/> <text:s/>[bond0]="onboot none" [bond0.140]="onboot static vlan 192.168.123.43/255.255.255.0"<text:line-break/> <text:s/>[bond1]="onboot static 10.9.244.132/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1</text:p>
      <text:p text:style-name="_2a__20_RA-Code">HOST_ID='24'<text:line-break/><text:line-break/>POOLID=8a85f98744091dea0144314ba24c726c<text:line-break/><text:line-break/>hammer host set-parameter --host-id <text:s/>$HOST_ID --name bonds \<text:line-break/> <text:s/>--value '( [bond0]="onboot none" [bond0.190]="onboot static vlan 192.168.190.133/255.255.255.0"<text:line-break/> <text:s/>[bond0]="onboot none" [bond0.130]="onboot static vlan 192.168.130.133/255.255.255.0"<text:line-break/> <text:s/>[bond0]="onboot none" [bond0.140]="onboot static vlan 192.168.123.44/255.255.255.0"<text:line-break/> <text:s/>[bond1]="onboot none" [bond1.207]="onboot static vlan 192.168.207.133/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2</text:p>
      <text:p text:style-name="_2a__20_RA-Code">HOST_ID='25'<text:line-break/><text:line-break/>POOLID=8a85f98744091dea0144314ba24c726c<text:line-break/><text:line-break/>hammer host set-parameter --host-id <text:s/>$HOST_ID --name bonds \<text:line-break/> <text:s/>--value '( [bond0]="onboot none" [bond0.190]="onboot static vlan 192.168.190.134/255.255.255.0"<text:line-break/> <text:s/>[bond0]="onboot none" [bond0.130]="onboot static vlan 192.168.130.134/255.255.255.0"<text:line-break/> <text:s/>[bond0]="onboot none" [bond0.140]="onboot static vlan 192.168.123.45/255.255.255.0"<text:line-break/> <text:s/>[bond1]="onboot none" [bond1.207]="onboot static vlan 192.168.207.134/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3</text:p>
      <text:p text:style-name="_2a__20_RA-Code">HOST_ID='26'<text:line-break/><text:line-break/>POOLID=8a85f98744091dea0144314ba24c726c<text:line-break/><text:line-break/>hammer host set-parameter --host-id <text:s/>$HOST_ID --name bonds \<text:line-break/> <text:s/>--value '( [bond0]="onboot none" [bond0.190]="onboot static vlan 192.168.190.135/255.255.255.0"<text:line-break/> <text:s/>[bond0]="onboot none" [bond0.130]="onboot static vlan 192.168.130.135/255.255.255.0"<text:line-break/> <text:s/>[bond0]="onboot none" [bond0.140]="onboot static vlan 192.168.123.46/255.255.255.0"<text:line-break/> <text:s/>[bond1]="onboot none" [bond1.207]="onboot static vlan 192.168.207.135/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1p2 p5p2" [bond1]="p1p1 p5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1</text:p>
      <text:p text:style-name="_2a__20_RA-Code">HOST_ID='28'<text:line-break/><text:line-break/>POOLID=8a85f98744091dea0144314ba24c726c<text:line-break/><text:line-break/>hammer host set-parameter --host-id <text:s/>$HOST_ID --name bonds \<text:line-break/> <text:s/>--value '( [bond0]="onboot none" [bond0.190]="onboot static vlan 192.168.190.140/255.255.255.0"<text:line-break/> <text:s/>[bond1]="onboot none" [bond1.191]="onboot static vlan 192.168.191.140/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2</text:p>
      <text:p text:style-name="_2a__20_RA-Code">HOST_ID='29'<text:line-break/><text:line-break/>POOLID=8a85f98744091dea0144314ba24c726c<text:line-break/><text:line-break/>hammer host set-parameter --host-id <text:s/>$HOST_ID --name bonds \<text:line-break/> <text:s/>--value '( [bond0]="onboot none" [bond0.190]="onboot static vlan 192.168.190.141/255.255.255.0"<text:line-break/> <text:s/>[bond1]="onboot none" [bond1.191]="onboot static vlan 192.168.191.141/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3</text:p>
      <text:p text:style-name="_2a__20_RA-Code">HOST_ID='30'<text:line-break/><text:line-break/>POOLID=8a85f98744091dea0144314ba24c726c<text:line-break/><text:line-break/>hammer host set-parameter --host-id <text:s/>$HOST_ID --name bonds \<text:line-break/> <text:s/>--value '( [bond0]="onboot none" [bond0.190]="onboot static vlan 192.168.190.142/255.255.255.0"<text:line-break/> <text:s/>[bond1]="onboot none" [bond1.191]="onboot static vlan 192.168.191.142/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deploy-cntl1</text:p>
      <text:p text:style-name="_2a__20_RA-Code">NAME=rh7cntl1<text:line-break/><text:line-break/>PTABLE=12<text:line-break/><text:line-break/>MAC=B8:CA:3A:68:67:54<text:line-break/><text:line-break/>IP=192.168.119.13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2</text:p>
      <text:p text:style-name="_2a__20_RA-Code">NAME=rh7cntl2<text:line-break/><text:line-break/>PTABLE=12<text:line-break/><text:line-break/>MAC=B8:CA:3A:68:67:68<text:line-break/><text:line-break/>IP=192.168.119.13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3</text:p>
      <text:p text:style-name="_2a__20_RA-Code">NAME=rh7cntl3<text:line-break/><text:line-break/>PTABLE=12<text:line-break/><text:line-break/>MAC=B8:CA:3A:67:43:6C<text:line-break/><text:line-break/>IP=192.168.119.13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nova1</text:p>
      <text:p text:style-name="_2a__20_RA-Code">NAME=rh7nova1<text:line-break/><text:line-break/>PTABLE=12<text:line-break/><text:line-break/>MAC=B8:CA:3A:67:3C:D0<text:line-break/><text:line-break/>IP=192.168.119.133<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nova2</text:p>
      <text:p text:style-name="_2a__20_RA-Code">NAME=rh7nova2<text:line-break/><text:line-break/>PTABLE=12<text:line-break/><text:line-break/>MAC=B8:CA:3A:67:3F:68<text:line-break/><text:line-break/>IP=192.168.119.134<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
      <text:p text:style-name="P7">hammer-deploy-nova3</text:p>
      <text:p text:style-name="_2a__20_RA-Code">NAME=rh7nova3<text:line-break/><text:line-break/>PTABLE=12<text:line-break/><text:line-break/>MAC=B8:CA:3A:67:3D:C8<text:line-break/><text:line-break/>IP=192.168.119.135<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1</text:p>
      <text:p text:style-name="_2a__20_RA-Code">NAME=rh7ss1<text:line-break/><text:line-break/>PTABLE=12<text:line-break/><text:line-break/>MAC=B8:CA:3A:67:17:4C<text:line-break/><text:line-break/>IP=192.168.119.14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2</text:p>
      <text:p text:style-name="_2a__20_RA-Code">NAME=rh7ss2<text:line-break/><text:line-break/>PTABLE=12<text:line-break/><text:line-break/>MAC=B8:CA:3A:67:0C:7C<text:line-break/><text:line-break/>IP=192.168.119.14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ceph3</text:p>
      <text:p text:style-name="_2a__20_RA-Code">NAME=rh7ss3<text:line-break/><text:line-break/>PTABLE=12<text:line-break/><text:line-break/>MAC=B8:CA:3A:67:0D:38<text:line-break/><text:line-break/>IP=192.168.119.14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13</text:page-number></text:span><text:span text:style-name="MT1"><text:tab/></text:span></text:p>
      </style:footer>
      <style:footer-left>
        <text:p text:style-name="Footer"><text:span text:style-name="MT2"><text:tab/></text:span><text:span text:style-name="MT2"><text:page-number text:select-page="current">14</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MP2"><text:span text:style-name="MT2"/></text:p>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12T17:26:40.28</dc:date>
    <meta:editing-duration>PT2H15M32S</meta:editing-duration>
    <meta:editing-cycles>9</meta:editing-cycles>
    <meta:generator>OpenOffice/4.1.1$Win32 OpenOffice.org_project/411m6$Build-9775</meta:generator>
    <meta:document-statistic meta:table-count="7" meta:image-count="8" meta:object-count="0" meta:page-count="33" meta:paragraph-count="311" meta:word-count="5497" meta:character-count="41237"/>
  </office:meta>
</office:document-meta>
</file>